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officeooo:rsid="003a9a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argument.</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0">s</text:span> that we are finished with def</text:p>
      <text:p text:style-name="P47"/>
      <text:p text:style-name="P48">If we need to change code inside a function, we only need to do it once and it will be changed for all the occasions that the function is called, rather than having to find each time the line of code is used if it’s not contained inside a function.</text:p>
      <text:p text:style-name="P4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13T11:17:03.120975166</dc:date>
    <meta:editing-duration>PT5H25M33S</meta:editing-duration>
    <meta:editing-cycles>14</meta:editing-cycles>
    <meta:generator>LibreOffice/6.0.7.3$Linux_X86_64 LibreOffice_project/00m0$Build-3</meta:generator>
    <meta:document-statistic meta:table-count="0" meta:image-count="0" meta:object-count="0" meta:page-count="4" meta:paragraph-count="107" meta:word-count="1437" meta:character-count="7531" meta:non-whitespace-character-count="6159"/>
  </office:meta>
</office:document-meta>
</file>